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1pt"/>
    </style:style>
    <style:style style:name="co2" style:family="table-column">
      <style:table-column-properties fo:break-before="auto" style:column-width="66.9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156.39pt"/>
    </style:style>
    <style:style style:name="co5" style:family="table-column">
      <style:table-column-properties fo:break-before="auto" style:column-width="83.7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0efd4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8aa97" fo:border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200" fo:border="0.06pt solid #000000"/>
      <style:text-properties fo:font-size="12pt" style:font-size-asian="12pt" style:font-size-complex="12pt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luvial?</text:p>
          </table:table-cell>
          <table:table-cell table:style-name="ce1" office:value-type="string" calcext:value-type="string">
            <text:p>Bay-wide?</text:p>
          </table:table-cell>
          <table:table-cell table:style-name="ce7" office:value-type="string" calcext:value-type="string">
            <text:p>Timeseries?</text:p>
          </table:table-cell>
          <table:table-cell/>
        </table:table-row>
        <table:table-row table:style-name="ro1">
          <table:table-cell office:value-type="string" calcext:value-type="string">
            <text:p>nsm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lg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di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m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mdz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gz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d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d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ac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h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d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o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l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de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h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hde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do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do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det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eed POP</text:p>
          </table:table-cell>
          <table:table-cell/>
        </table:table-row>
        <table:table-row table:style-name="ro1">
          <table:table-cell office:value-type="string" calcext:value-type="string">
            <text:p>fesm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i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i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/>
        </table:table-row>
        <table:table-row table:style-name="ro2">
          <table:table-cell table:style-name="ce3" office:value-type="string" calcext:value-type="string">
            <text:p>Sum</text:p>
          </table:table-cell>
          <table:table-cell table:style-name="Default" table:formula="of:=SUM([.B2:.B33])" office:value-type="float" office:value="19" calcext:value-type="float">
            <text:p>19</text:p>
          </table:table-cell>
          <table:table-cell table:style-name="Default" table:formula="of:=SUM([.C2:.C33])" office:value-type="float" office:value="21" calcext:value-type="float">
            <text:p>21</text:p>
          </table:table-cell>
          <table:table-cell table:style-name="Default" table:formula="of:=SUM([.D2:.D33])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3" office:value-type="string" calcext:value-type="string">
            <text:p>Percent complete</text:p>
          </table:table-cell>
          <table:table-cell table:style-name="Default" table:formula="of:=[.B35]/33" office:value-type="float" office:value="0.575757575757576" calcext:value-type="float">
            <text:p>0.5757575758</text:p>
          </table:table-cell>
          <table:table-cell table:style-name="Default" table:formula="of:=[.C35]/33" office:value-type="float" office:value="0.636363636363636" calcext:value-type="float">
            <text:p>0.6363636364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1">00/00/0000</text:date>, <text:time style:data-style-name="N2" text:time-value="12:25:35.291848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9:59:54.687568934</meta:creation-date>
    <dc:date>2019-03-01T14:09:22.435733186</dc:date>
    <meta:editing-duration>PT4H57M39S</meta:editing-duration>
    <meta:editing-cycles>7</meta:editing-cycles>
    <meta:generator>LibreOffice/5.1.6.2$Linux_X86_64 LibreOffice_project/10m0$Build-2</meta:generator>
    <meta:document-statistic meta:table-count="1" meta:cell-count="115" meta:object-count="0"/>
  </office:meta>
</office:document-meta>
</file>